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OMANS 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ILLUSTRATION FROM THE LIFE OF ABRAHAM, ISRAEL'S RACIAL FATHER (4:1-5, 9-25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ILLUSTRATION FROM THE LIFE OF ABRAHAM, ISRAEL'S RACIAL FATHER (4:1-5, 9-25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Abraham and his salvation (4:1-5, 9-1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Abraham and his salvation (4:1-5, 9-1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What Abraham received (4:1-5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ow Abraham received it (4:1-5)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<text:s text:c="1"/>How Abraham received it (4:1-5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It did not come about by his works (4:1-2, 4).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It did come about by his faith (4:3, 5).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Abraham and his salvation (4:1-5, 9-15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What Abraham received (4:1-5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How Abraham received it (4:1-5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When Abraham received it (4:9-15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<text:s text:c="1"/>When Abraham received it (4:9-15)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e received it before he was circumcised (4:9-12).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e received it before the giving of the law (4:13-15).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Abraham and his salvation (4:1-5, 9-15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What Abraham received (4:1-5):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How Abraham received it (4:1-5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When Abraham received it (4:9-1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ILLUSTRATION FROM THE LIFE OF ABRAHAM, ISRAEL'S RACIAL FATHER (4:1-5, 9-25)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Abraham and his salvation (4:1-5, 9-15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Abraham and his seed (4:16-25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-title-Title-Slide" presentation:presentation-page-layout-name="Master1-PPL1" draw:id="Slide-264">
        <draw:frame draw:id="id99" presentation:style-name="a550" draw:name="Title 1" svg:x="1.38in" svg:y="0.83in" svg:width="10.3in" svg:height="4.42in" presentation:class="title" presentation:placeholder="false">
          <draw:text-box>
            <text:p text:style-name="a549" text:class-names="" text:cond-style-name=""><text:span text:style-name="a547" text:class-names=""><text:s text:c="1"/>Abraham and his seed (4:16-25):<text:s text:c="1"/></text:span><text:span text:style-name="a548" text:class-names=""/></text:p>
          </draw:text-box>
          <svg:title/>
          <svg:desc/>
        </draw:frame>
        <draw:frame draw:id="id100" presentation:style-name="a555" draw:name="Subtitle 2" svg:x="1.38in" svg:y="5.25in" svg:width="10.3in" svg:height="1.85in" presentation:class="subtitle" presentation:placeholder="false">
          <draw:text-box>
            <text:p text:style-name="a552" text:class-names="" text:cond-style-name=""><text:span text:style-name="a551" text:class-names=""><text:s text:c="1"/>Abraham's physical seed (4:18-22)<text:s text:c="1"/></text:span></text:p>
            <text:p text:style-name="a554" text:class-names="" text:cond-style-name=""><text:span text:style-name="a553" text:class-names=""/></text:p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<text:s text:c="1"/>Abraham's physical seed (4:18-22)<text:s text:c="1"/></text:span><text:span text:style-name="a558" text:class-names=""/></text:p>
          </draw:text-box>
          <svg:title/>
          <svg:desc/>
        </draw:frame>
        <draw:frame draw:id="id102" presentation:style-name="a573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The promise (4:1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The problem (4:19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The perseverance (4:20-22):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Abraham and his seed (4:16-25):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Abraham's physical seed (4:18-22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Abraham's spiritual seed (4:16-17, 23-25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ILLUSTRATION FROM THE LIFE OF ABRAHAM, ISRAEL'S RACIAL FATHER (4:1-5, 9-25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Abraham and his salvation (4:1-5, 9-15)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Abraham and his seed (4:16-25):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ROMANS 4</text:span><text:span text:style-name="a606" text:class-names=""/></text:p>
          </draw:text-box>
          <svg:title/>
          <svg:desc/>
        </draw:frame>
        <draw:frame draw:id="id108" presentation:style-name="a618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THE ILLUSTRATION FROM THE LIFE OF ABRAHAM, ISRAEL'S RACIAL FATHER (4:1-5, 9-25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THE ILLUSTRATION FROM THE LIFE OF DAVID, ISRAEL'S ROYAL FATHER (4:6-8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4" draw:style-name="a619" draw:master-page-name="Master1-Layout12-tx-Title-and-Text" presentation:presentation-page-layout-name="Master1-PPL12" draw:id="Slide-269">
        <draw:frame draw:id="id109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THE ILLUSTRATION FROM THE LIFE OF DAVID, ISRAEL'S ROYAL FATHER (4:6-8)<text:s text:c="1"/></text:span><text:span text:style-name="a621" text:class-names=""/></text:p>
          </draw:text-box>
          <svg:title/>
          <svg:desc/>
        </draw:frame>
        <draw:frame draw:id="id110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<text:s text:c="1"/>The transgressions of David (4:6):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<text:s text:c="1"/>The testimony of David (4:7-8):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5" draw:style-name="a634" draw:master-page-name="Master1-Layout12-tx-Title-and-Text" presentation:presentation-page-layout-name="Master1-PPL12" draw:id="Slide-270">
        <draw:frame draw:id="id111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ROMANS 4</text:span><text:span text:style-name="a636" text:class-names=""/></text:p>
          </draw:text-box>
          <svg:title/>
          <svg:desc/>
        </draw:frame>
        <draw:frame draw:id="id112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THE ILLUSTRATION FROM THE LIFE OF ABRAHAM, ISRAEL'S RACIAL FATHER (4:1-5, 9-25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THE ILLUSTRATION FROM THE LIFE OF DAVID, ISRAEL'S ROYAL FATHER (4:6-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OMANS 4</dc:title>
    <meta:initial-creator>David STRICKLAND</meta:initial-creator>
    <dc:creator>David STRICKLAND</dc:creator>
    <meta:creation-date>2020-02-22T17:40:53Z</meta:creation-date>
    <dc:date>2020-02-22T17:40:54Z</dc:date>
    <meta:template xlink:href="BibleStudy" xlink:type="simple"/>
    <meta:editing-cycles>1</meta:editing-cycles>
    <meta:editing-duration>PT0S</meta:editing-duration>
    <meta:document-statistic meta:paragraph-count="45" meta:word-count="428"/>
  </office:meta>
</office:document-meta>
</file>